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svg:stroke-opacity="25%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svg:stroke-width="0.018cm" svg:stroke-color="#000000" draw:marker-start="Rounded_20_short_20_Arrow" draw:marker-start-width="0.326cm" draw:marker-end="Rounded_20_short_20_Arrow" draw:marker-end-width="0.326cm" svg:stroke-opacity="25%" draw:fill="none" draw:textarea-vertical-align="middle" fo:padding-top="0.133cm" fo:padding-bottom="0.133cm" fo:padding-left="0.258cm" fo:padding-right="0.258cm"/>
    </style:style>
    <style:style style:name="gr3" style:family="graphic" style:parent-style-name="objectwithoutfill">
      <style:graphic-properties draw:stroke="solid" svg:stroke-width="0.018cm" svg:stroke-color="#000000" draw:marker-start="Rounded_20_short_20_Arrow" draw:marker-start-width="0.327cm" draw:marker-end="Rounded_20_short_20_Arrow" draw:marker-end-width="0.327cm" svg:stroke-opacity="25%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0.44cm" fo:min-width="0.1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0.086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8cm" draw:marker-end-width="0.228cm" svg:stroke-opacity="25%" draw:fill="none" draw:textarea-horizontal-align="justify" draw:textarea-vertical-align="middle" draw:auto-grow-height="false" fo:min-height="0.438cm" fo:min-width="0.188cm" fo:padding-top="0.135cm" fo:padding-bottom="0.135cm" fo:padding-left="0.26cm" fo:padding-right="0.26cm"/>
    </style:style>
    <style:style style:name="gr7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0.794cm" fo:min-width="0.544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8cm" draw:marker-end-width="0.228cm" svg:stroke-opacity="25%" draw:fill="none" draw:textarea-horizontal-align="justify" draw:textarea-vertical-align="middle" draw:auto-grow-height="false" fo:min-height="0.792cm" fo:min-width="0.542cm" fo:padding-top="0.135cm" fo:padding-bottom="0.135cm" fo:padding-left="0.26cm" fo:padding-right="0.26cm"/>
    </style:style>
    <style:style style:name="gr9" style:family="graphic" style:parent-style-name="standard">
      <style:graphic-properties svg:stroke-width="0.018cm" svg:stroke-color="#000000" draw:marker-start-width="0.228cm" draw:marker-end-width="0.228cm" svg:stroke-opacity="25%" draw:fill="none" draw:textarea-horizontal-align="justify" draw:textarea-vertical-align="middle" draw:auto-grow-height="false" fo:min-height="0.084cm" fo:min-width="0cm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="solid" draw:fill-color="#000000" draw:opacity="10%" draw:textarea-horizontal-align="justify" draw:textarea-vertical-align="middle" draw:auto-grow-height="false" fo:min-height="2.698cm" fo:min-width="2.948cm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textarea-horizontal-align="justify" draw:textarea-vertical-align="middle" draw:auto-grow-height="false" fo:min-height="2.698cm" fo:min-width="2.94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textarea-horizontal-align="justify" draw:textarea-vertical-align="middle" draw:auto-grow-height="false" fo:min-height="2.699cm" fo:min-width="2.948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textarea-horizontal-align="justify" draw:textarea-vertical-align="middle" draw:auto-grow-height="false" fo:min-height="2.7cm" fo:min-width="2.9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2.698cm" fo:min-width="2.958cm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2.698cm" fo:min-width="2.948cm" fo:padding-top="0.134cm" fo:padding-bottom="0.134cm" fo:padding-left="0.259cm" fo:padding-right="0.259cm"/>
    </style:style>
    <style:style style:name="gr17" style:family="graphic" style:parent-style-name="objectwithoutfill">
      <style:graphic-properties draw:stroke="dash" draw:stroke-dash="Fine_20_Dashed" draw:marker-end="Rounded_20_short_20_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19" style:family="graphic" style:parent-style-name="objectwithoutfill">
      <style:graphic-properties draw:stroke="solid" svg:stroke-width="0.018cm" svg:stroke-color="#000000" draw:marker-start="Rounded_20_short_20_Arrow" draw:marker-start-width="0.326cm" draw:marker-end="Rounded_20_short_20_Arrow" draw:marker-end-width="0.326cm" draw:fill="none" draw:textarea-vertical-align="middle" fo:padding-top="0.133cm" fo:padding-bottom="0.133cm" fo:padding-left="0.258cm" fo:padding-right="0.258cm"/>
    </style:style>
    <style:style style:name="gr20" style:family="graphic" style:parent-style-name="objectwithoutfill">
      <style:graphic-properties draw:stroke="solid" svg:stroke-width="0.018cm" svg:stroke-color="#000000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stroke="none" svg:stroke-color="#000000" draw:fill="none" draw:fill-color="#ffffff" draw:textarea-vertical-align="top" fo:min-height="0.712cm"/>
    </style:style>
    <style:style style:name="gr23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792cm" fo:min-width="0.542cm" fo:padding-top="0.135cm" fo:padding-bottom="0.135cm" fo:padding-left="0.26cm" fo:padding-right="0.26cm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533cm" fo:min-width="0.282cm" fo:padding-top="0.134cm" fo:padding-bottom="0.134cm" fo:padding-left="0.259cm" fo:padding-right="0.2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3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0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3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20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32" style:family="graphic" style:parent-style-name="standard">
      <style:graphic-properties draw:stroke="none" svg:stroke-color="#000000" draw:fill-color="#ef2929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-color="#4e9a06" draw:textarea-horizontal-align="justify" draw:textarea-vertical-align="middle" draw:auto-grow-height="false" fo:min-height="0cm" fo:min-width="0.29cm"/>
    </style:style>
    <style:style style:name="gr34" style:family="graphic" style:parent-style-name="standard">
      <style:graphic-properties draw:stroke="none" svg:stroke-color="#000000" draw:fill="none" draw:fill-color="#ffffff" draw:textarea-vertical-align="top" fo:min-height="0.281cm"/>
    </style:style>
    <style:style style:name="gr3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086cm" fo:min-width="0cm" fo:padding-top="0.134cm" fo:padding-bottom="0.134cm" fo:padding-left="0.259cm" fo:padding-right="0.259cm"/>
    </style:style>
    <style:style style:name="gr3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794cm" fo:min-width="0.544cm" fo:padding-top="0.134cm" fo:padding-bottom="0.134cm" fo:padding-left="0.259cm" fo:padding-right="0.259cm"/>
    </style:style>
    <style:style style:name="gr37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438cm" fo:min-width="0.188cm" fo:padding-top="0.135cm" fo:padding-bottom="0.135cm" fo:padding-left="0.26cm" fo:padding-right="0.26cm"/>
    </style:style>
    <style:style style:name="gr38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084cm" fo:min-width="0cm" fo:padding-top="0.135cm" fo:padding-bottom="0.135cm" fo:padding-left="0.26cm" fo:padding-right="0.26cm"/>
    </style:style>
    <style:style style:name="gr39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4cm" fo:min-width="0.19cm" fo:padding-top="0.134cm" fo:padding-bottom="0.134cm" fo:padding-left="0.259cm" fo:padding-right="0.259cm"/>
    </style:style>
    <style:style style:name="gr40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18.666cm" fo:min-width="5.966cm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-color="#334de9" draw:textarea-horizontal-align="justify" draw:textarea-vertical-align="middle" draw:auto-grow-height="false" fo:min-height="0.458cm" fo:min-width="0.208cm" draw:shadow="hidden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.458cm" fo:min-width="0.208cm" draw:shadow="hidden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solid" draw:fill-color="#000000" draw:opacity="10%"/>
      <style:paragraph-properties fo:text-align="center"/>
      <style:text-properties fo:font-weight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 draw:opacity="1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100%" fo:text-align="center"/>
    </style:style>
    <style:style style:name="P7" style:family="paragraph">
      <loext:graphic-properties draw:fill="none" draw:fill-color="#ffffff"/>
      <style:paragraph-properties fo:line-height="100%"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loext:graphic-properties draw:fill-color="#ef2929"/>
      <style:paragraph-properties fo:text-align="center"/>
    </style:style>
    <style:style style:name="P13" style:family="paragraph">
      <loext:graphic-properties draw:fill-color="#4e9a06"/>
      <style:paragraph-properties fo:text-align="center"/>
    </style:style>
    <style:style style:name="P14" style:family="paragraph">
      <loext:graphic-properties draw:fill-color="#334de9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10.025cm" svg:y1="26.806cm" svg:x2="10.744cm" svg:y2="25.897cm" draw:start-shape="id1" draw:start-glue-point="4" draw:end-shape="id2" draw:end-glue-point="6" svg:d="M10025 26806l719-909" svg:viewBox="0 0 720 910">
          <text:p/>
        </draw:connector>
        <draw:connector draw:style-name="gr2" draw:text-style-name="P1" draw:layer="layout" draw:type="line" svg:x1="11.244cm" svg:y1="25.897cm" svg:x2="11.948cm" svg:y2="26.813cm" draw:start-shape="id2" draw:end-shape="id3" draw:end-glue-point="4" svg:d="M11244 25897l704 916" svg:viewBox="0 0 705 917">
          <text:p/>
        </draw:connector>
        <draw:connector draw:style-name="gr3" draw:text-style-name="P1" draw:layer="layout" draw:type="line" svg:x1="10.525cm" svg:y1="27.306cm" svg:x2="11.448cm" svg:y2="27.313cm" draw:start-shape="id1" draw:start-glue-point="10" draw:end-shape="id3" draw:end-glue-point="6" svg:d="M10525 27306l923 7" svg:viewBox="0 0 924 8">
          <text:p/>
        </draw:connector>
        <draw:custom-shape draw:style-name="gr4" draw:text-style-name="P1" xml:id="id1" draw:id="id1" draw:layer="layout" svg:width="1cm" svg:height="1cm" svg:x="9.525cm" svg:y="2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5cm" svg:height="0.5cm" svg:x="10.744cm" svg:y="2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1cm" svg:height="1cm" svg:x="11.448cm" svg:y="2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0.041cm" svg:y1="19.946cm" svg:x2="10.502cm" svg:y2="19.282cm" draw:start-shape="id4" draw:start-glue-point="4" draw:end-shape="id5" draw:end-glue-point="6" svg:d="M10041 19946l461-664" svg:viewBox="0 0 462 665">
          <text:p/>
        </draw:connector>
        <draw:connector draw:style-name="gr2" draw:text-style-name="P1" draw:layer="layout" draw:type="line" svg:x1="11.502cm" svg:y1="19.282cm" svg:x2="11.969cm" svg:y2="20.444cm" draw:start-shape="id5" draw:start-glue-point="10" draw:end-shape="id6" draw:end-glue-point="4" svg:d="M11502 19282l467 1162" svg:viewBox="0 0 468 1163">
          <text:p/>
        </draw:connector>
        <draw:connector draw:style-name="gr3" draw:text-style-name="P1" draw:layer="layout" draw:type="line" svg:x1="10.791cm" svg:y1="20.696cm" svg:x2="11.719cm" svg:y2="20.694cm" draw:start-shape="id4" draw:start-glue-point="10" draw:end-shape="id6" draw:end-glue-point="6" svg:d="M10791 20696l928-2" svg:viewBox="0 0 929 3">
          <text:p/>
        </draw:connector>
        <draw:custom-shape draw:style-name="gr7" draw:text-style-name="P1" xml:id="id4" draw:id="id4" draw:layer="layout" svg:width="1.5cm" svg:height="1.5cm" svg:x="9.291cm" svg:y="19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cm" svg:height="1cm" svg:x="10.502cm" svg:y="1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0.027cm" svg:y1="16.848cm" svg:x2="10.749cm" svg:y2="15.94cm" draw:start-shape="id7" draw:start-glue-point="4" draw:end-shape="id8" draw:end-glue-point="6" svg:d="M10027 16848l722-908" svg:viewBox="0 0 723 909">
          <text:p/>
        </draw:connector>
        <draw:connector draw:style-name="gr2" draw:text-style-name="P1" draw:layer="layout" draw:type="line" svg:x1="11.249cm" svg:y1="15.94cm" svg:x2="11.945cm" svg:y2="16.852cm" draw:start-shape="id8" draw:start-glue-point="10" draw:end-shape="id9" draw:end-glue-point="4" svg:d="M11249 15940l696 912" svg:viewBox="0 0 697 913">
          <text:p/>
        </draw:connector>
        <draw:connector draw:style-name="gr3" draw:text-style-name="P1" draw:layer="layout" draw:type="line" svg:x1="10.527cm" svg:y1="17.348cm" svg:x2="11.445cm" svg:y2="17.352cm" draw:start-shape="id7" draw:start-glue-point="10" draw:end-shape="id9" draw:end-glue-point="6" svg:d="M10527 17348l918 4" svg:viewBox="0 0 919 5">
          <text:p/>
        </draw:connector>
        <draw:custom-shape draw:style-name="gr4" draw:text-style-name="P1" xml:id="id7" draw:id="id7" draw:layer="layout" svg:width="1cm" svg:height="1cm" svg:x="9.527cm" svg:y="1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0.5cm" svg:height="0.5cm" svg:x="10.749cm" svg:y="1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1cm" svg:height="1cm" svg:x="11.445cm" svg:y="1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0.032cm" svg:y1="13.764cm" svg:x2="10.248cm" svg:y2="12.596cm" draw:start-shape="id10" draw:start-glue-point="4" draw:end-shape="id11" draw:end-glue-point="6" svg:d="M10032 13764l216-1168" svg:viewBox="0 0 217 1169">
          <text:p/>
        </draw:connector>
        <draw:connector draw:style-name="gr2" draw:text-style-name="P1" draw:layer="layout" draw:type="line" svg:x1="11.748cm" svg:y1="12.596cm" svg:x2="11.965cm" svg:y2="13.776cm" draw:start-shape="id11" draw:start-glue-point="10" draw:end-shape="id12" draw:end-glue-point="4" svg:d="M11748 12596l217 1180" svg:viewBox="0 0 218 1181">
          <text:p/>
        </draw:connector>
        <draw:connector draw:style-name="gr3" draw:text-style-name="P1" draw:layer="layout" draw:type="line" svg:x1="10.282cm" svg:y1="14.014cm" svg:x2="11.715cm" svg:y2="14.026cm" draw:start-shape="id10" draw:start-glue-point="10" draw:end-shape="id12" draw:end-glue-point="6" svg:d="M10282 14014l1433 12" svg:viewBox="0 0 1434 13">
          <text:p/>
        </draw:connector>
        <draw:custom-shape draw:style-name="gr8" draw:text-style-name="P1" xml:id="id11" draw:id="id11" draw:layer="layout" svg:width="1.5cm" svg:height="1.5cm" svg:x="10.248cm" svg:y="11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2" draw:id="id12" draw:layer="layout" svg:width="0.5cm" svg:height="0.5cm" svg:x="11.715cm" svg:y="13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0" draw:id="id10" draw:layer="layout" svg:width="0.5cm" svg:height="0.5cm" svg:x="9.782cm" svg:y="1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0.053cm" svg:y1="9.935cm" svg:x2="10.788cm" svg:y2="9.26cm" draw:start-shape="id13" draw:start-glue-point="4" draw:end-shape="id14" draw:end-glue-point="6" svg:d="M10053 9935l735-675" svg:viewBox="0 0 736 676">
          <text:p/>
        </draw:connector>
        <draw:connector draw:style-name="gr2" draw:text-style-name="P1" draw:layer="layout" draw:type="line" svg:x1="11.288cm" svg:y1="9.26cm" svg:x2="11.976cm" svg:y2="10.185cm" draw:start-shape="id14" draw:start-glue-point="10" draw:end-shape="id15" draw:end-glue-point="4" svg:d="M11288 9260l688 925" svg:viewBox="0 0 689 926">
          <text:p/>
        </draw:connector>
        <draw:connector draw:style-name="gr3" draw:text-style-name="P1" draw:layer="layout" draw:type="line" svg:x1="10.803cm" svg:y1="10.685cm" svg:x2="11.476cm" svg:y2="10.685cm" draw:start-shape="id13" draw:start-glue-point="10" draw:end-shape="id15" draw:end-glue-point="6" svg:d="M10803 10685h673" svg:viewBox="0 0 674 1">
          <text:p/>
        </draw:connector>
        <draw:custom-shape draw:style-name="gr7" draw:text-style-name="P1" xml:id="id13" draw:id="id13" draw:layer="layout" svg:width="1.5cm" svg:height="1.5cm" svg:x="9.303cm" svg:y="9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5" draw:id="id15" draw:layer="layout" svg:width="1cm" svg:height="1cm" svg:x="11.476cm" svg:y="10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0.5cm" svg:height="0.5cm" svg:x="10.788cm" svg:y="9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0.052cm" svg:y1="7.082cm" svg:x2="10.76cm" svg:y2="5.91cm" draw:start-shape="id16" draw:start-glue-point="4" draw:end-shape="id17" draw:end-glue-point="6" svg:d="M10052 7082l708-1172" svg:viewBox="0 0 709 1173">
          <text:p/>
        </draw:connector>
        <draw:connector draw:style-name="gr2" draw:text-style-name="P1" draw:layer="layout" draw:type="line" svg:x1="11.26cm" svg:y1="5.91cm" svg:x2="11.977cm" svg:y2="6.593cm" draw:start-shape="id17" draw:start-glue-point="10" draw:end-shape="id18" draw:end-glue-point="4" svg:d="M11260 5910l717 683" svg:viewBox="0 0 718 684">
          <text:p/>
        </draw:connector>
        <draw:connector draw:style-name="gr3" draw:text-style-name="P1" draw:layer="layout" draw:type="line" svg:x1="10.302cm" svg:y1="7.332cm" svg:x2="11.227cm" svg:y2="7.343cm" draw:start-shape="id16" draw:start-glue-point="10" draw:end-shape="id18" draw:end-glue-point="6" svg:d="M10302 7332l925 11" svg:viewBox="0 0 926 12">
          <text:p/>
        </draw:connector>
        <draw:custom-shape draw:style-name="gr8" draw:text-style-name="P1" xml:id="id18" draw:id="id18" draw:layer="layout" svg:width="1.5cm" svg:height="1.5cm" svg:x="11.227cm" svg:y="6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" draw:id="id17" draw:layer="layout" svg:width="0.5cm" svg:height="0.5cm" svg:x="10.76cm" svg:y="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" draw:id="id16" draw:layer="layout" svg:width="0.5cm" svg:height="0.5cm" svg:x="9.802cm" svg:y="7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0.027cm" svg:y1="3.743cm" svg:x2="10.755cm" svg:y2="2.599cm" draw:start-shape="id19" draw:start-glue-point="4" draw:end-shape="id20" draw:end-glue-point="6" svg:d="M10027 3743l728-1144" svg:viewBox="0 0 729 1145">
          <text:p/>
        </draw:connector>
        <draw:connector draw:style-name="gr2" draw:text-style-name="P1" draw:layer="layout" draw:type="line" svg:x1="11.255cm" svg:y1="2.599cm" svg:x2="11.979cm" svg:y2="3.268cm" draw:start-shape="id20" draw:start-glue-point="10" draw:end-shape="id21" draw:end-glue-point="4" svg:d="M11255 2599l724 669" svg:viewBox="0 0 725 670">
          <text:p/>
        </draw:connector>
        <draw:connector draw:style-name="gr3" draw:text-style-name="P1" draw:layer="layout" draw:type="line" svg:x1="10.277cm" svg:y1="3.993cm" svg:x2="11.229cm" svg:y2="4.018cm" draw:start-shape="id19" draw:start-glue-point="10" draw:end-shape="id21" draw:end-glue-point="6" svg:d="M10277 3993l952 25" svg:viewBox="0 0 953 26">
          <text:p/>
        </draw:connector>
        <draw:custom-shape draw:style-name="gr8" draw:text-style-name="P1" xml:id="id21" draw:id="id21" draw:layer="layout" svg:width="1.5cm" svg:height="1.5cm" svg:x="11.229cm" svg:y="3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0" draw:id="id20" draw:layer="layout" svg:width="0.5cm" svg:height="0.5cm" svg:x="10.755cm" svg:y="2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9" draw:id="id19" draw:layer="layout" svg:width="0.5cm" svg:height="0.5cm" svg:x="9.777cm" svg:y="3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2" draw:id="id22" draw:layer="layout" svg:width="3.5cm" svg:height="3cm" svg:x="2.9cm" svg:y="1.8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7cm" svg:height="1.1cm" svg:x="6.2cm" svg:y="3.2cm">
          <draw:text-box>
            <text:p>Étape 1</text:p>
          </draw:text-box>
        </draw:frame>
        <draw:custom-shape draw:style-name="gr12" draw:text-style-name="P4" xml:id="id24" draw:id="id24" draw:layer="layout" svg:width="3.5cm" svg:height="3cm" svg:x="2.9cm" svg:y="5.1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26" draw:id="id26" draw:layer="layout" svg:width="3.5cm" svg:height="3.001cm" svg:x="2.9cm" svg:y="8.4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28" draw:id="id28" draw:layer="layout" svg:width="3.5cm" svg:height="3.002cm" svg:x="2.9cm" svg:y="11.8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30" draw:id="id30" draw:layer="layout" svg:width="3.5cm" svg:height="3.001cm" svg:x="2.9cm" svg:y="15.1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32" draw:id="id32" draw:layer="layout" svg:width="3.5cm" svg:height="3.002cm" svg:x="2.9cm" svg:y="18.4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34" draw:id="id34" draw:layer="layout" svg:width="3.5cm" svg:height="3.001cm" svg:x="2.9cm" svg:y="21.8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36" draw:id="id36" draw:layer="layout" svg:width="3.5cm" svg:height="3.001cm" svg:x="2.9cm" svg:y="25.10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23" draw:id="id23" draw:layer="layout" svg:width="3.51cm" svg:height="3cm" svg:x="9.245cm" svg:y="1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xml:id="id25" draw:id="id25" draw:layer="layout" svg:width="3.5cm" svg:height="3cm" svg:x="9.25cm" svg:y="5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xml:id="id27" draw:id="id27" draw:layer="layout" svg:width="3.5cm" svg:height="3cm" svg:x="9.25cm" svg:y="8.4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xml:id="id29" draw:id="id29" draw:layer="layout" svg:width="3.5cm" svg:height="3cm" svg:x="9.25cm" svg:y="11.8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xml:id="id31" draw:id="id31" draw:layer="layout" svg:width="3.5cm" svg:height="3cm" svg:x="9.25cm" svg:y="15.1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xml:id="id33" draw:id="id33" draw:layer="layout" svg:width="3.5cm" svg:height="3cm" svg:x="9.25cm" svg:y="18.4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xml:id="id35" draw:id="id35" draw:layer="layout" svg:width="3.5cm" svg:height="3cm" svg:x="9.25cm" svg:y="21.8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xml:id="id37" draw:id="id37" draw:layer="layout" svg:width="3.5cm" svg:height="3cm" svg:x="9.25cm" svg:y="25.107cm">
          <text:p/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line" svg:x1="6.4cm" svg:y1="3.3cm" svg:x2="9.245cm" svg:y2="3.3cm" draw:start-shape="id22" draw:start-glue-point="1" draw:end-shape="id23" draw:end-glue-point="3" svg:d="M6400 3300h2845" svg:viewBox="0 0 2846 1">
          <text:p/>
        </draw:connector>
        <draw:connector draw:style-name="gr17" draw:text-style-name="P5" draw:layer="layout" draw:type="line" svg:x1="6.4cm" svg:y1="6.636cm" svg:x2="9.25cm" svg:y2="6.6cm" draw:start-shape="id24" draw:start-glue-point="1" draw:end-shape="id25" svg:d="M6400 6636l2850-36" svg:viewBox="0 0 2851 37">
          <text:p/>
        </draw:connector>
        <draw:connector draw:style-name="gr17" draw:text-style-name="P5" draw:layer="layout" draw:type="line" svg:x1="9.25cm" svg:y1="6.6cm" svg:x2="6.4cm" svg:y2="9.972cm" draw:start-shape="id25" draw:end-shape="id26" svg:d="M9250 6600l-2850 3372" svg:viewBox="0 0 2851 3373">
          <text:p/>
        </draw:connector>
        <draw:connector draw:style-name="gr17" draw:text-style-name="P5" draw:layer="layout" draw:type="line" svg:x1="6.4cm" svg:y1="9.972cm" svg:x2="9.25cm" svg:y2="9.972cm" draw:start-shape="id26" draw:start-glue-point="1" draw:end-shape="id27" draw:end-glue-point="3" svg:d="M6400 9972h2850" svg:viewBox="0 0 2851 1">
          <text:p/>
        </draw:connector>
        <draw:connector draw:style-name="gr17" draw:text-style-name="P5" draw:layer="layout" draw:type="line" svg:x1="9.25cm" svg:y1="9.972cm" svg:x2="6.4cm" svg:y2="13.309cm" draw:start-shape="id27" draw:start-glue-point="3" draw:end-shape="id28" draw:end-glue-point="1" svg:d="M9250 9972l-2850 3337" svg:viewBox="0 0 2851 3338">
          <text:p/>
        </draw:connector>
        <draw:connector draw:style-name="gr17" draw:text-style-name="P5" draw:layer="layout" draw:type="line" svg:x1="6.4cm" svg:y1="13.309cm" svg:x2="9.25cm" svg:y2="13.308cm" draw:start-shape="id28" draw:start-glue-point="1" draw:end-shape="id29" draw:end-glue-point="3" svg:d="M6400 13309l2850-1" svg:viewBox="0 0 2851 2">
          <text:p/>
        </draw:connector>
        <draw:connector draw:style-name="gr17" draw:text-style-name="P5" draw:layer="layout" draw:type="line" svg:x1="9.25cm" svg:y1="13.308cm" svg:x2="6.4cm" svg:y2="16.647cm" draw:start-shape="id29" draw:start-glue-point="3" draw:end-shape="id30" draw:end-glue-point="1" svg:d="M9250 13308l-2850 3339" svg:viewBox="0 0 2851 3340">
          <text:p/>
        </draw:connector>
        <draw:connector draw:style-name="gr17" draw:text-style-name="P5" draw:layer="layout" draw:type="line" svg:x1="6.4cm" svg:y1="16.647cm" svg:x2="9.25cm" svg:y2="16.647cm" draw:start-shape="id30" draw:start-glue-point="1" draw:end-shape="id31" draw:end-glue-point="3" svg:d="M6400 16647h2850" svg:viewBox="0 0 2851 1">
          <text:p/>
        </draw:connector>
        <draw:connector draw:style-name="gr17" draw:text-style-name="P5" draw:layer="layout" draw:type="line" svg:x1="9.25cm" svg:y1="16.647cm" svg:x2="6.4cm" svg:y2="19.984cm" draw:start-shape="id31" draw:start-glue-point="3" draw:end-shape="id32" draw:end-glue-point="1" svg:d="M9250 16647l-2850 3337" svg:viewBox="0 0 2851 3338">
          <text:p/>
        </draw:connector>
        <draw:connector draw:style-name="gr17" draw:text-style-name="P5" draw:layer="layout" draw:type="line" svg:x1="6.4cm" svg:y1="19.984cm" svg:x2="9.25cm" svg:y2="19.983cm" draw:start-shape="id32" draw:start-glue-point="1" draw:end-shape="id33" draw:end-glue-point="3" svg:d="M6400 19984l2850-1" svg:viewBox="0 0 2851 2">
          <text:p/>
        </draw:connector>
        <draw:connector draw:style-name="gr17" draw:text-style-name="P5" draw:layer="layout" draw:type="line" svg:x1="9.25cm" svg:y1="19.983cm" svg:x2="6.4cm" svg:y2="23.321cm" draw:start-shape="id33" draw:start-glue-point="3" draw:end-shape="id34" draw:end-glue-point="1" svg:d="M9250 19983l-2850 3338" svg:viewBox="0 0 2851 3339">
          <text:p/>
        </draw:connector>
        <draw:connector draw:style-name="gr17" draw:text-style-name="P5" draw:layer="layout" draw:type="line" svg:x1="6.4cm" svg:y1="23.321cm" svg:x2="9.25cm" svg:y2="23.321cm" draw:start-shape="id34" draw:start-glue-point="1" draw:end-shape="id35" draw:end-glue-point="3" svg:d="M6400 23321h2850" svg:viewBox="0 0 2851 1">
          <text:p/>
        </draw:connector>
        <draw:connector draw:style-name="gr17" draw:text-style-name="P5" draw:layer="layout" draw:type="line" svg:x1="9.25cm" svg:y1="23.321cm" svg:x2="6.4cm" svg:y2="26.607cm" draw:start-shape="id35" draw:start-glue-point="3" draw:end-shape="id36" draw:end-glue-point="1" svg:d="M9250 23321l-2850 3286" svg:viewBox="0 0 2851 3287">
          <text:p/>
        </draw:connector>
        <draw:connector draw:style-name="gr17" draw:text-style-name="P5" draw:layer="layout" draw:type="line" svg:x1="6.4cm" svg:y1="26.607cm" svg:x2="9.25cm" svg:y2="26.607cm" draw:start-shape="id36" draw:start-glue-point="1" draw:end-shape="id37" draw:end-glue-point="3" svg:d="M6400 26607h2850" svg:viewBox="0 0 2851 1">
          <text:p/>
        </draw:connector>
        <draw:connector draw:style-name="gr18" draw:text-style-name="P1" draw:layer="layout" draw:type="line" svg:x1="3.662cm" svg:y1="3.742cm" svg:x2="4.39cm" svg:y2="2.598cm" draw:start-shape="id38" draw:start-glue-point="4" draw:end-shape="id39" draw:end-glue-point="6" svg:d="M3662 3742l728-1144" svg:viewBox="0 0 729 1145">
          <text:p/>
        </draw:connector>
        <draw:connector draw:style-name="gr19" draw:text-style-name="P1" draw:layer="layout" draw:type="line" svg:x1="4.89cm" svg:y1="2.598cm" svg:x2="5.614cm" svg:y2="3.267cm" draw:start-shape="id39" draw:start-glue-point="10" draw:end-shape="id40" draw:end-glue-point="4" svg:d="M4890 2598l724 669" svg:viewBox="0 0 725 670">
          <text:p/>
        </draw:connector>
        <draw:connector draw:style-name="gr20" draw:text-style-name="P1" draw:layer="layout" draw:type="line" svg:x1="3.912cm" svg:y1="3.992cm" svg:x2="4.864cm" svg:y2="4.017cm" draw:start-shape="id38" draw:start-glue-point="10" draw:end-shape="id40" draw:end-glue-point="6" svg:d="M3912 3992l952 25" svg:viewBox="0 0 953 26">
          <text:p/>
        </draw:connector>
        <draw:frame draw:style-name="gr21" draw:text-style-name="P3" draw:layer="layout" svg:width="2.7cm" svg:height="0.962cm" svg:x="6.2cm" svg:y="6.543cm">
          <draw:text-box>
            <text:p>Étape 2</text:p>
          </draw:text-box>
        </draw:frame>
        <draw:frame draw:style-name="gr21" draw:text-style-name="P3" draw:layer="layout" svg:width="2.7cm" svg:height="0.962cm" svg:x="6.2cm" svg:y="9.868cm">
          <draw:text-box>
            <text:p>Étape 3</text:p>
          </draw:text-box>
        </draw:frame>
        <draw:frame draw:style-name="gr21" draw:text-style-name="P3" draw:layer="layout" svg:width="2.7cm" svg:height="0.962cm" svg:x="6.2cm" svg:y="13.201cm">
          <draw:text-box>
            <text:p>Étape 4</text:p>
          </draw:text-box>
        </draw:frame>
        <draw:frame draw:style-name="gr21" draw:text-style-name="P3" draw:layer="layout" svg:width="2.7cm" svg:height="0.962cm" svg:x="6.2cm" svg:y="16.544cm">
          <draw:text-box>
            <text:p>Étape 5</text:p>
          </draw:text-box>
        </draw:frame>
        <draw:frame draw:style-name="gr21" draw:text-style-name="P3" draw:layer="layout" svg:width="2.7cm" svg:height="0.962cm" svg:x="6.2cm" svg:y="19.868cm">
          <draw:text-box>
            <text:p>Étape 6</text:p>
          </draw:text-box>
        </draw:frame>
        <draw:frame draw:style-name="gr21" draw:text-style-name="P3" draw:layer="layout" svg:width="2.7cm" svg:height="0.962cm" svg:x="6.2cm" svg:y="23.206cm">
          <draw:text-box>
            <text:p>Étape 7</text:p>
          </draw:text-box>
        </draw:frame>
        <draw:frame draw:style-name="gr21" draw:text-style-name="P3" draw:layer="layout" svg:width="2.7cm" svg:height="0.962cm" svg:x="6.2cm" svg:y="26.506cm">
          <draw:text-box>
            <text:p>Étape 8</text:p>
          </draw:text-box>
        </draw:frame>
        <draw:connector draw:style-name="gr17" draw:text-style-name="P5" draw:layer="layout" draw:type="line" svg:x1="9.245cm" svg:y1="3.3cm" svg:x2="6.4cm" svg:y2="6.636cm" draw:start-shape="id23" draw:end-shape="id24" svg:d="M9245 3300l-2845 3336" svg:viewBox="0 0 2846 3337">
          <text:p/>
        </draw:connector>
        <draw:frame draw:style-name="gr22" draw:text-style-name="P7" draw:layer="layout" svg:width="3.5cm" svg:height="0.962cm" svg:x="1.4cm" svg:y="0.869cm">
          <draw:text-box>
            <text:p text:style-name="P6">Versions</text:p>
          </draw:text-box>
        </draw:frame>
        <draw:frame draw:style-name="gr22" draw:text-style-name="P7" draw:layer="layout" svg:width="1.6cm" svg:height="0.962cm" svg:x="1.6cm" svg:y="6.169cm">
          <draw:text-box>
            <text:p text:style-name="P6">v1</text:p>
          </draw:text-box>
        </draw:frame>
        <draw:frame draw:style-name="gr22" draw:text-style-name="P7" draw:layer="layout" svg:width="1.6cm" svg:height="0.962cm" svg:x="1.6cm" svg:y="9.469cm">
          <draw:text-box>
            <text:p text:style-name="P6">v2</text:p>
          </draw:text-box>
        </draw:frame>
        <draw:frame draw:style-name="gr22" draw:text-style-name="P7" draw:layer="layout" svg:width="1.6cm" svg:height="0.962cm" svg:x="1.6cm" svg:y="12.769cm">
          <draw:text-box>
            <text:p text:style-name="P6">v3</text:p>
          </draw:text-box>
        </draw:frame>
        <draw:frame draw:style-name="gr22" draw:text-style-name="P7" draw:layer="layout" svg:width="1.6cm" svg:height="0.962cm" svg:x="1.6cm" svg:y="16.169cm">
          <draw:text-box>
            <text:p text:style-name="P6">v4</text:p>
          </draw:text-box>
        </draw:frame>
        <draw:frame draw:style-name="gr22" draw:text-style-name="P7" draw:layer="layout" svg:width="1.6cm" svg:height="0.962cm" svg:x="1.6cm" svg:y="19.469cm">
          <draw:text-box>
            <text:p text:style-name="P6">v5</text:p>
          </draw:text-box>
        </draw:frame>
        <draw:frame draw:style-name="gr22" draw:text-style-name="P7" draw:layer="layout" svg:width="1.6cm" svg:height="0.962cm" svg:x="1.6cm" svg:y="22.869cm">
          <draw:text-box>
            <text:p text:style-name="P6">v6</text:p>
          </draw:text-box>
        </draw:frame>
        <draw:frame draw:style-name="gr22" draw:text-style-name="P7" draw:layer="layout" svg:width="1.6cm" svg:height="0.962cm" svg:x="1.6cm" svg:y="26.269cm">
          <draw:text-box>
            <text:p text:style-name="P6">v7</text:p>
          </draw:text-box>
        </draw:frame>
        <draw:custom-shape draw:style-name="gr13" draw:text-style-name="P4" xml:id="id41" draw:id="id41" draw:layer="layout" svg:width="3.5cm" svg:height="3.001cm" svg:x="15.3cm" svg:y="25.107cm">
          <text:p/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line" svg:x1="12.75cm" svg:y1="26.607cm" svg:x2="15.3cm" svg:y2="26.607cm" draw:start-shape="id37" draw:start-glue-point="1" draw:end-shape="id41" draw:end-glue-point="3" svg:d="M12750 26607h2550" svg:viewBox="0 0 2551 1">
          <text:p/>
        </draw:connector>
        <draw:frame draw:style-name="gr22" draw:text-style-name="P7" draw:layer="layout" svg:width="3.4cm" svg:height="0.962cm" svg:x="15.3cm" svg:y="24.138cm">
          <draw:text-box>
            <text:p text:style-name="P6">Version 8</text:p>
          </draw:text-box>
        </draw:frame>
        <draw:custom-shape draw:style-name="gr23" draw:text-style-name="P1" xml:id="id40" draw:id="id40" draw:layer="layout" svg:width="1.5cm" svg:height="1.5cm" svg:x="4.864cm" svg:y="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2" draw:id="id42" draw:layer="layout" svg:width="1.106cm" svg:height="1.107cm" svg:x="15.798cm" svg:y="3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15.192cm" svg:y1="5.355cm" svg:x2="15.798cm" svg:y2="4.099cm" draw:end-shape="id42" draw:end-glue-point="6" svg:d="M15192 5355l606-1256" svg:viewBox="0 0 607 1257">
          <text:p/>
        </draw:connector>
        <draw:connector draw:style-name="gr19" draw:text-style-name="P1" draw:layer="layout" draw:type="line" svg:x1="16.904cm" svg:y1="4.099cm" svg:x2="17.506cm" svg:y2="5.355cm" draw:start-shape="id42" draw:start-glue-point="10" svg:d="M16904 4099l602 1256" svg:viewBox="0 0 603 1257">
          <text:p/>
        </draw:connector>
        <draw:connector draw:style-name="gr20" draw:text-style-name="P1" draw:layer="layout" draw:type="line" svg:x1="15.745cm" svg:y1="5.909cm" svg:x2="16.953cm" svg:y2="5.909cm" draw:start-shape="id43" draw:start-glue-point="10" draw:end-shape="id44" draw:end-glue-point="6" svg:d="M15745 5909h1208" svg:viewBox="0 0 1209 1">
          <text:p/>
        </draw:connector>
        <draw:custom-shape draw:style-name="gr24" draw:text-style-name="P1" xml:id="id44" draw:id="id44" draw:layer="layout" svg:width="1.106cm" svg:height="1.107cm" svg:x="16.953cm" svg:y="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3" draw:id="id43" draw:layer="layout" svg:width="1.106cm" svg:height="1.107cm" svg:x="14.639cm" svg:y="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3.4cm" svg:height="1.199cm" svg:x="13.036cm" svg:y="6.339cm">
          <draw:text-box>
            <text:p><text:span text:style-name="T1">Hiérarchisa</text:span><text:span text:style-name="T1">tion</text:span></text:p>
          </draw:text-box>
        </draw:frame>
        <draw:frame draw:style-name="gr26" draw:text-style-name="P8" draw:layer="layout" svg:width="2.5cm" svg:height="1.199cm" svg:x="16.724cm" svg:y="6.3cm">
          <draw:text-box>
            <text:p><text:span text:style-name="T1">Fixation et </text:span><text:span text:style-name="T1">dispersion</text:span></text:p>
          </draw:text-box>
        </draw:frame>
        <draw:frame draw:style-name="gr27" draw:text-style-name="P10" draw:layer="layout" svg:width="2.8cm" svg:height="0.725cm" svg:x="14.956cm" svg:y="3cm">
          <draw:text-box>
            <text:p text:style-name="P9"><text:span text:style-name="T1">Polarisatio</text:span><text:span text:style-name="T1">n</text:span></text:p>
          </draw:text-box>
        </draw:frame>
        <draw:frame draw:style-name="gr28" draw:text-style-name="P8" draw:layer="layout" svg:width="1.895cm" svg:height="0.725cm" svg:x="17.365cm" svg:y="10.399cm">
          <draw:text-box>
            <text:p><text:span text:style-name="T1">A</text:span><text:span text:style-name="T1">d</text:span><text:span text:style-name="T1">a</text:span><text:span text:style-name="T1">pt</text:span><text:span text:style-name="T1">é</text:span></text:p>
          </draw:text-box>
        </draw:frame>
        <draw:frame draw:style-name="gr28" draw:text-style-name="P11" draw:layer="layout" svg:width="2.552cm" svg:height="0.725cm" svg:x="16.708cm" svg:y="9.342cm">
          <draw:text-box>
            <text:p><text:span text:style-name="T2">T</text:span><text:span text:style-name="T2">r</text:span><text:span text:style-name="T2">o</text:span><text:span text:style-name="T2">p</text:span><text:span text:style-name="T2"> </text:span><text:span text:style-name="T2">f</text:span><text:span text:style-name="T2">a</text:span><text:span text:style-name="T2">i</text:span><text:span text:style-name="T2">b</text:span><text:span text:style-name="T2">l</text:span><text:span text:style-name="T2">e</text:span></text:p>
          </draw:text-box>
        </draw:frame>
        <draw:frame draw:style-name="gr28" draw:text-style-name="P11" draw:layer="layout" svg:width="2.118cm" svg:height="0.725cm" svg:x="17.142cm" svg:y="11.555cm">
          <draw:text-box>
            <text:p><text:span text:style-name="T1">Trop</text:span><text:span text:style-name="T2"> fort</text:span></text:p>
          </draw:text-box>
        </draw:frame>
        <draw:custom-shape draw:style-name="gr29" draw:text-style-name="P1" draw:layer="layout" svg:width="1.5cm" svg:height="1.5cm" svg:x="15.6cm" svg:y="11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1cm" svg:height="1cm" svg:x="15.85cm" svg:y="10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0.5cm" svg:height="0.5cm" svg:x="16.1cm" svg:y="9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0.8cm" svg:height="0.8cm" svg:x="14.945cm" svg:y="14.85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0.79cm" svg:height="0.25cm" svg:x="14.945cm" svg:y="16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2.6cm" svg:height="0.725cm" svg:x="17.04cm" svg:y="16.156cm">
          <draw:text-box>
            <text:p><text:span text:style-name="T1">Diminution</text:span></text:p>
          </draw:text-box>
        </draw:frame>
        <draw:frame draw:style-name="gr28" draw:text-style-name="P3" draw:layer="layout" svg:width="3.21cm" svg:height="0.725cm" svg:x="16.43cm" svg:y="14.956cm">
          <draw:text-box>
            <text:p><text:span text:style-name="T1">Augmentati</text:span><text:span text:style-name="T1">on</text:span></text:p>
          </draw:text-box>
        </draw:frame>
        <draw:frame draw:style-name="gr28" draw:text-style-name="P3" draw:layer="layout" svg:width="3.4cm" svg:height="0.725cm" svg:x="16.24cm" svg:y="17.356cm">
          <draw:text-box>
            <text:p><text:span text:style-name="T1">Transformati</text:span><text:span text:style-name="T1">on</text:span></text:p>
          </draw:text-box>
        </draw:frame>
        <draw:frame draw:style-name="gr21" draw:text-style-name="P3" draw:layer="layout" svg:width="1.7cm" svg:height="0.962cm" svg:x="15.5cm" svg:y="7.948cm">
          <draw:text-box>
            <text:p>État</text:p>
          </draw:text-box>
        </draw:frame>
        <draw:frame draw:style-name="gr21" draw:text-style-name="P3" draw:layer="layout" svg:width="4.3cm" svg:height="0.962cm" svg:x="14.2cm" svg:y="13.216cm">
          <draw:text-box>
            <text:p>Paramétrage</text:p>
          </draw:text-box>
        </draw:frame>
        <draw:frame draw:style-name="gr21" draw:text-style-name="P3" draw:layer="layout" svg:width="3.9cm" svg:height="0.962cm" svg:x="14.4cm" svg:y="1.7cm">
          <draw:text-box>
            <text:p>Dimensions</text:p>
          </draw:text-box>
        </draw:frame>
        <draw:frame draw:style-name="gr34" draw:text-style-name="P7" draw:layer="layout" svg:width="1.6cm" svg:height="0.962cm" svg:x="1.6cm" svg:y="2.869cm">
          <draw:text-box>
            <text:p text:style-name="P6">v0</text:p>
          </draw:text-box>
        </draw:frame>
        <draw:custom-shape draw:style-name="gr35" draw:text-style-name="P1" xml:id="id39" draw:id="id39" draw:layer="layout" svg:width="0.5cm" svg:height="0.5cm" svg:x="4.39cm" svg:y="2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38" draw:id="id38" draw:layer="layout" svg:width="0.5cm" svg:height="0.5cm" svg:x="3.412cm" svg:y="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3.689cm" svg:y1="7.08cm" svg:x2="4.397cm" svg:y2="5.908cm" draw:start-shape="id45" draw:start-glue-point="4" draw:end-shape="id46" draw:end-glue-point="6" svg:d="M3689 7080l708-1172" svg:viewBox="0 0 709 1173">
          <text:p/>
        </draw:connector>
        <draw:connector draw:style-name="gr19" draw:text-style-name="P1" draw:layer="layout" draw:type="line" svg:x1="4.897cm" svg:y1="5.908cm" svg:x2="5.614cm" svg:y2="6.591cm" draw:start-shape="id46" draw:start-glue-point="10" draw:end-shape="id47" draw:end-glue-point="4" svg:d="M4897 5908l717 683" svg:viewBox="0 0 718 684">
          <text:p/>
        </draw:connector>
        <draw:connector draw:style-name="gr20" draw:text-style-name="P1" draw:layer="layout" draw:type="line" svg:x1="3.939cm" svg:y1="7.33cm" svg:x2="4.864cm" svg:y2="7.341cm" draw:start-shape="id45" draw:start-glue-point="10" draw:end-shape="id47" draw:end-glue-point="6" svg:d="M3939 7330l925 11" svg:viewBox="0 0 926 12">
          <text:p/>
        </draw:connector>
        <draw:custom-shape draw:style-name="gr23" draw:text-style-name="P1" xml:id="id47" draw:id="id47" draw:layer="layout" svg:width="1.5cm" svg:height="1.5cm" svg:x="4.864cm" svg:y="6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3.689cm" svg:y1="9.934cm" svg:x2="4.424cm" svg:y2="9.259cm" draw:start-shape="id48" draw:start-glue-point="4" draw:end-shape="id49" draw:end-glue-point="6" svg:d="M3689 9934l735-675" svg:viewBox="0 0 736 676">
          <text:p/>
        </draw:connector>
        <draw:connector draw:style-name="gr19" draw:text-style-name="P1" draw:layer="layout" draw:type="line" svg:x1="4.924cm" svg:y1="9.259cm" svg:x2="5.612cm" svg:y2="10.184cm" draw:start-shape="id49" draw:start-glue-point="10" draw:end-shape="id50" draw:end-glue-point="4" svg:d="M4924 9259l688 925" svg:viewBox="0 0 689 926">
          <text:p/>
        </draw:connector>
        <draw:connector draw:style-name="gr20" draw:text-style-name="P1" draw:layer="layout" draw:type="line" svg:x1="4.439cm" svg:y1="10.684cm" svg:x2="5.112cm" svg:y2="10.684cm" draw:start-shape="id48" draw:start-glue-point="10" draw:end-shape="id50" draw:end-glue-point="6" svg:d="M4439 10684h673" svg:viewBox="0 0 674 1">
          <text:p/>
        </draw:connector>
        <draw:custom-shape draw:style-name="gr36" draw:text-style-name="P1" xml:id="id48" draw:id="id48" draw:layer="layout" svg:width="1.5cm" svg:height="1.5cm" svg:x="2.939cm" svg:y="9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3.691cm" svg:y1="13.763cm" svg:x2="3.907cm" svg:y2="12.595cm" draw:start-shape="id51" draw:start-glue-point="4" draw:end-shape="id52" draw:end-glue-point="6" svg:d="M3691 13763l216-1168" svg:viewBox="0 0 217 1169">
          <text:p/>
        </draw:connector>
        <draw:connector draw:style-name="gr19" draw:text-style-name="P1" draw:layer="layout" draw:type="line" svg:x1="5.407cm" svg:y1="12.595cm" svg:x2="5.624cm" svg:y2="13.775cm" draw:start-shape="id52" draw:start-glue-point="10" draw:end-shape="id53" draw:end-glue-point="4" svg:d="M5407 12595l217 1180" svg:viewBox="0 0 218 1181">
          <text:p/>
        </draw:connector>
        <draw:connector draw:style-name="gr20" draw:text-style-name="P1" draw:layer="layout" draw:type="line" svg:x1="3.941cm" svg:y1="14.013cm" svg:x2="5.374cm" svg:y2="14.025cm" draw:start-shape="id51" draw:start-glue-point="10" draw:end-shape="id53" draw:end-glue-point="6" svg:d="M3941 14013l1433 12" svg:viewBox="0 0 1434 13">
          <text:p/>
        </draw:connector>
        <draw:connector draw:style-name="gr18" draw:text-style-name="P1" draw:layer="layout" draw:type="line" svg:x1="3.69cm" svg:y1="16.848cm" svg:x2="4.412cm" svg:y2="15.94cm" draw:start-shape="id54" draw:start-glue-point="4" draw:end-shape="id55" draw:end-glue-point="6" svg:d="M3690 16848l722-908" svg:viewBox="0 0 723 909">
          <text:p/>
        </draw:connector>
        <draw:connector draw:style-name="gr19" draw:text-style-name="P1" draw:layer="layout" draw:type="line" svg:x1="4.912cm" svg:y1="15.94cm" svg:x2="5.608cm" svg:y2="16.852cm" draw:start-shape="id55" draw:start-glue-point="10" draw:end-shape="id56" draw:end-glue-point="4" svg:d="M4912 15940l696 912" svg:viewBox="0 0 697 913">
          <text:p/>
        </draw:connector>
        <draw:connector draw:style-name="gr20" draw:text-style-name="P1" draw:layer="layout" draw:type="line" svg:x1="4.19cm" svg:y1="17.348cm" svg:x2="5.108cm" svg:y2="17.352cm" draw:start-shape="id54" draw:start-glue-point="10" draw:end-shape="id56" draw:end-glue-point="6" svg:d="M4190 17348l918 4" svg:viewBox="0 0 919 5">
          <text:p/>
        </draw:connector>
        <draw:connector draw:style-name="gr18" draw:text-style-name="P1" draw:layer="layout" draw:type="line" svg:x1="3.692cm" svg:y1="19.945cm" svg:x2="4.153cm" svg:y2="19.281cm" draw:start-shape="id57" draw:start-glue-point="4" draw:end-shape="id58" draw:end-glue-point="6" svg:d="M3692 19945l461-664" svg:viewBox="0 0 462 665">
          <text:p/>
        </draw:connector>
        <draw:connector draw:style-name="gr19" draw:text-style-name="P1" draw:layer="layout" draw:type="line" svg:x1="5.153cm" svg:y1="19.281cm" svg:x2="5.616cm" svg:y2="20.443cm" draw:start-shape="id58" draw:start-glue-point="10" draw:end-shape="id59" draw:end-glue-point="4" svg:d="M5153 19281l463 1162" svg:viewBox="0 0 464 1163">
          <text:p/>
        </draw:connector>
        <draw:connector draw:style-name="gr20" draw:text-style-name="P1" draw:layer="layout" draw:type="line" svg:x1="4.442cm" svg:y1="20.695cm" svg:x2="5.366cm" svg:y2="20.693cm" draw:start-shape="id57" draw:start-glue-point="10" draw:end-shape="id59" draw:end-glue-point="6" svg:d="M4442 20695l924-2" svg:viewBox="0 0 925 3">
          <text:p/>
        </draw:connector>
        <draw:custom-shape draw:style-name="gr36" draw:text-style-name="P1" xml:id="id57" draw:id="id57" draw:layer="layout" svg:width="1.5cm" svg:height="1.5cm" svg:x="2.942cm" svg:y="19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61" draw:id="id61" draw:layer="layout" svg:width="1.5cm" svg:height="1.5cm" svg:x="3.913cm" svg:y="21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3.693cm" svg:y1="23.525cm" svg:x2="3.913cm" svg:y2="22.613cm" draw:start-shape="id60" draw:start-glue-point="4" draw:end-shape="id61" draw:end-glue-point="6" svg:d="M3693 23525l220-912" svg:viewBox="0 0 221 913">
          <text:p/>
        </draw:connector>
        <draw:connector draw:style-name="gr19" draw:text-style-name="P1" draw:layer="layout" draw:type="line" svg:x1="5.413cm" svg:y1="22.613cm" svg:x2="5.62cm" svg:y2="23.786cm" draw:start-shape="id61" draw:start-glue-point="10" draw:end-shape="id62" draw:end-glue-point="4" svg:d="M5413 22613l207 1173" svg:viewBox="0 0 208 1174">
          <text:p/>
        </draw:connector>
        <draw:connector draw:style-name="gr20" draw:text-style-name="P1" draw:layer="layout" draw:type="line" svg:x1="4.193cm" svg:y1="24.025cm" svg:x2="5.37cm" svg:y2="24.036cm" draw:start-shape="id60" draw:start-glue-point="10" draw:end-shape="id62" draw:end-glue-point="6" svg:d="M4193 24025l1177 11" svg:viewBox="0 0 1178 12">
          <text:p/>
        </draw:connector>
        <draw:connector draw:style-name="gr18" draw:text-style-name="P1" draw:layer="layout" draw:type="line" svg:x1="3.696cm" svg:y1="26.806cm" svg:x2="4.415cm" svg:y2="25.897cm" draw:start-shape="id63" draw:start-glue-point="4" draw:end-shape="id64" draw:end-glue-point="6" svg:d="M3696 26806l719-909" svg:viewBox="0 0 720 910">
          <text:p/>
        </draw:connector>
        <draw:connector draw:style-name="gr19" draw:text-style-name="P1" draw:layer="layout" draw:type="line" svg:x1="4.915cm" svg:y1="25.897cm" svg:x2="5.619cm" svg:y2="26.813cm" draw:start-shape="id64" draw:end-shape="id65" draw:end-glue-point="4" svg:d="M4915 25897l704 916" svg:viewBox="0 0 705 917">
          <text:p/>
        </draw:connector>
        <draw:connector draw:style-name="gr20" draw:text-style-name="P1" draw:layer="layout" draw:type="line" svg:x1="4.196cm" svg:y1="27.306cm" svg:x2="5.119cm" svg:y2="27.313cm" draw:start-shape="id63" draw:start-glue-point="10" draw:end-shape="id65" draw:end-glue-point="6" svg:d="M4196 27306l923 7" svg:viewBox="0 0 924 8">
          <text:p/>
        </draw:connector>
        <draw:connector draw:style-name="gr18" draw:text-style-name="P1" draw:layer="layout" draw:type="line" svg:x1="16.08cm" svg:y1="26.806cm" svg:x2="16.549cm" svg:y2="25.9cm" draw:start-shape="id66" draw:start-glue-point="4" draw:end-shape="id67" draw:end-glue-point="6" svg:d="M16080 26806l469-906" svg:viewBox="0 0 470 907">
          <text:p/>
        </draw:connector>
        <draw:connector draw:style-name="gr19" draw:text-style-name="P1" draw:layer="layout" draw:type="line" svg:x1="17.549cm" svg:y1="25.9cm" svg:x2="18.006cm" svg:y2="26.822cm" draw:start-shape="id67" draw:end-shape="id68" draw:end-glue-point="4" svg:d="M17549 25900l457 922" svg:viewBox="0 0 458 923">
          <text:p/>
        </draw:connector>
        <draw:connector draw:style-name="gr20" draw:text-style-name="P1" draw:layer="layout" draw:type="line" svg:x1="16.58cm" svg:y1="27.306cm" svg:x2="17.506cm" svg:y2="27.322cm" draw:start-shape="id66" draw:start-glue-point="10" draw:end-shape="id68" draw:end-glue-point="6" svg:d="M16580 27306l926 16" svg:viewBox="0 0 927 17">
          <text:p/>
        </draw:connector>
        <draw:custom-shape draw:style-name="gr35" draw:text-style-name="P1" xml:id="id46" draw:id="id46" draw:layer="layout" svg:width="0.5cm" svg:height="0.5cm" svg:x="4.397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45" draw:id="id45" draw:layer="layout" svg:width="0.5cm" svg:height="0.5cm" svg:x="3.439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50" draw:id="id50" draw:layer="layout" svg:width="1cm" svg:height="1cm" svg:x="5.112cm" svg:y="1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49" draw:id="id49" draw:layer="layout" svg:width="0.5cm" svg:height="0.5cm" svg:x="4.424cm" svg:y="9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2" draw:id="id52" draw:layer="layout" svg:width="1.5cm" svg:height="1.5cm" svg:x="3.907cm" svg:y="11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53" draw:id="id53" draw:layer="layout" svg:width="0.5cm" svg:height="0.5cm" svg:x="5.374cm" svg:y="13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51" draw:id="id51" draw:layer="layout" svg:width="0.5cm" svg:height="0.5cm" svg:x="3.441cm" svg:y="1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54" draw:id="id54" draw:layer="layout" svg:width="1cm" svg:height="1cm" svg:x="3.19cm" svg:y="1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55" draw:id="id55" draw:layer="layout" svg:width="0.5cm" svg:height="0.5cm" svg:x="4.412cm" svg:y="1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56" draw:id="id56" draw:layer="layout" svg:width="1cm" svg:height="1cm" svg:x="5.108cm" svg:y="1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58" draw:id="id58" draw:layer="layout" svg:width="1cm" svg:height="1cm" svg:x="4.153cm" svg:y="1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59" draw:id="id59" draw:layer="layout" svg:width="0.5cm" svg:height="0.5cm" svg:x="5.366cm" svg:y="20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" draw:id="id6" draw:layer="layout" svg:width="0.5cm" svg:height="0.5cm" svg:x="11.719cm" svg:y="20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60" draw:id="id60" draw:layer="layout" svg:width="1cm" svg:height="1cm" svg:x="3.193cm" svg:y="2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xml:id="id62" draw:id="id62" draw:layer="layout" svg:width="0.5cm" svg:height="0.5cm" svg:x="5.37cm" svg:y="23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0" draw:id="id70" draw:layer="layout" svg:width="1.5cm" svg:height="1.5cm" svg:x="10.254cm" svg:y="21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0.034cm" svg:y1="23.526cm" svg:x2="10.254cm" svg:y2="22.614cm" draw:start-shape="id69" draw:start-glue-point="4" draw:end-shape="id70" draw:end-glue-point="6" svg:d="M10034 23526l220-912" svg:viewBox="0 0 221 913">
          <text:p/>
        </draw:connector>
        <draw:connector draw:style-name="gr2" draw:text-style-name="P1" draw:layer="layout" draw:type="line" svg:x1="11.754cm" svg:y1="22.614cm" svg:x2="11.961cm" svg:y2="23.787cm" draw:start-shape="id70" draw:start-glue-point="10" draw:end-shape="id71" draw:end-glue-point="4" svg:d="M11754 22614l207 1173" svg:viewBox="0 0 208 1174">
          <text:p/>
        </draw:connector>
        <draw:connector draw:style-name="gr3" draw:text-style-name="P1" draw:layer="layout" draw:type="line" svg:x1="10.534cm" svg:y1="24.026cm" svg:x2="11.711cm" svg:y2="24.037cm" draw:start-shape="id69" draw:start-glue-point="10" draw:end-shape="id71" draw:end-glue-point="6" svg:d="M10534 24026l1177 11" svg:viewBox="0 0 1178 12">
          <text:p/>
        </draw:connector>
        <draw:custom-shape draw:style-name="gr4" draw:text-style-name="P1" xml:id="id69" draw:id="id69" draw:layer="layout" svg:width="1cm" svg:height="1cm" svg:x="9.534cm" svg:y="2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1" draw:id="id71" draw:layer="layout" svg:width="0.5cm" svg:height="0.5cm" svg:x="11.711cm" svg:y="23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63" draw:id="id63" draw:layer="layout" svg:width="1cm" svg:height="1cm" svg:x="3.196cm" svg:y="2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64" draw:id="id64" draw:layer="layout" svg:width="0.5cm" svg:height="0.5cm" svg:x="4.415cm" svg:y="2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65" draw:id="id65" draw:layer="layout" svg:width="1cm" svg:height="1cm" svg:x="5.119cm" svg:y="2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66" draw:id="id66" draw:layer="layout" svg:width="1cm" svg:height="1cm" svg:x="15.58cm" svg:y="2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68" draw:id="id68" draw:layer="layout" svg:width="1cm" svg:height="1cm" svg:x="17.506cm" svg:y="2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67" draw:id="id67" draw:layer="layout" svg:width="1cm" svg:height="1cm" svg:x="16.549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" draw:layer="layout" svg:width="6.5cm" svg:height="18.95cm" svg:x="13.1cm" svg:y="1.112cm">
          <text:p/>
          <draw:enhanced-geometry svg:viewBox="0 0 21600 21600" draw:type="rectangle" draw:enhanced-path="M 0 0 L 21600 0 21600 21600 0 21600 0 0 Z N"/>
        </draw:custom-shape>
        <draw:path draw:style-name="gr41" draw:text-style-name="P14" draw:layer="layout" svg:width="0.799cm" svg:height="0.799cm" svg:x="14.945cm" svg:y="17.201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custom-shape draw:style-name="gr32" draw:text-style-name="P12" draw:layer="layout" svg:width="0.8cm" svg:height="0.8cm" svg:x="10.61cm" svg:y="2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draw:layer="layout" svg:width="0.8cm" svg:height="0.8cm" svg:x="9.631cm" svg:y="3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draw:layer="layout" svg:width="0.8cm" svg:height="0.8cm" svg:x="10.608cm" svg:y="5.51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draw:layer="layout" svg:width="0.8cm" svg:height="0.8cm" svg:x="9.633cm" svg:y="13.6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draw:layer="layout" svg:width="0.8cm" svg:height="0.8cm" svg:x="11.57cm" svg:y="13.6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3" draw:layer="layout" svg:width="0.79cm" svg:height="0.25cm" svg:x="11.6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0.79cm" svg:height="0.25cm" svg:x="11.582cm" svg:y="7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0.79cm" svg:height="0.25cm" svg:x="9.658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0.79cm" svg:height="0.25cm" svg:x="10.603cm" svg:y="12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0.79cm" svg:height="0.25cm" svg:x="9.646cm" svg:y="20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0.79cm" svg:height="0.25cm" svg:x="10.609cm" svg:y="22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14" draw:layer="layout" svg:width="0.799cm" svg:height="0.799cm" svg:x="10.646cm" svg:y="8.859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1" draw:text-style-name="P14" draw:layer="layout" svg:width="0.799cm" svg:height="0.799cm" svg:x="9.627cm" svg:y="16.948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1" draw:text-style-name="P14" draw:layer="layout" svg:width="0.799cm" svg:height="0.799cm" svg:x="10.603cm" svg:y="15.541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1" draw:text-style-name="P14" draw:layer="layout" svg:width="0.799cm" svg:height="0.799cm" svg:x="10.602cm" svg:y="18.882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2" draw:text-style-name="P15" draw:layer="layout" svg:width="0.799cm" svg:height="0.799cm" svg:x="10.6cm" svg:y="19.7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1" draw:text-style-name="P14" draw:layer="layout" svg:width="0.799cm" svg:height="0.799cm" svg:x="10.604cm" svg:y="22.214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1" draw:text-style-name="P14" draw:layer="layout" svg:width="0.799cm" svg:height="0.799cm" svg:x="10.6cm" svg:y="25.5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2" draw:text-style-name="P15" draw:layer="layout" svg:width="0.799cm" svg:height="0.799cm" svg:x="10.6cm" svg:y="26.335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frame draw:style-name="gr43" draw:text-style-name="P3" draw:layer="layout" svg:width="3.4cm" svg:height="1.199cm" svg:x="16.241cm" svg:y="18.156cm">
          <draw:text-box>
            <text:p><text:span text:style-name="T1">Tr</text:span><text:span text:style-name="T1">an</text:span><text:span text:style-name="T1">sf</text:span><text:span text:style-name="T1">or</text:span><text:span text:style-name="T1">m</text:span><text:span text:style-name="T1">ati</text:span><text:span text:style-name="T1">on </text:span><text:span text:style-name="T1">gl</text:span><text:span text:style-name="T1">ob</text:span><text:span text:style-name="T1">al</text:span><text:span text:style-name="T1">e</text:span></text:p>
          </draw:text-box>
        </draw:frame>
        <draw:path draw:style-name="gr42" draw:text-style-name="P15" draw:layer="layout" svg:width="0.799cm" svg:height="0.799cm" svg:x="14.945cm" svg:y="18.401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2:08:43.983861615</meta:creation-date>
    <meta:editing-duration>P0D</meta:editing-duration>
    <meta:editing-cycles>1</meta:editing-cycles>
    <meta:generator>LibreOffice/5.4.4.2$Linux_X86_64 LibreOffice_project/40m0$Build-2</meta:generator>
    <meta:document-statistic meta:object-count="199"/>
  </office:meta>
</office:document-meta>
</file>